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 text:style-name="P7"><text:span text:style-name="T3">Etiquetando más tarde</text:span></text:p>
                <text:p text:style-name="P7"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 text:style-name="P7"><text:span text:style-name="T4">$ git log –pretty=oneline (Muestra la historia de commits)</text:span></text:p>
              </text:list-item>
              <text:list-item>
                <text:p text:style-name="P7"><text:span text:style-name="T4">$ git tag -a nombre_tag -m 'descripcion' *******</text:span></text:p>
                <text:p text:style-name="P7"><text:span text:style-name="T4"><text:s text:c="51"/></text:span><text:span text:style-name="T4">suma de comprobación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6cm 13.542cm)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Compartir etiquetas</text:span></text:p>
                <text:p text:style-name="P7"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 text:style-name="P7"><text:span text:style-name="T4">$ git push origin [tagname] (enviá solo el tag nombrado)</text:span></text:p>
              </text:list-item>
              <text:list-item>
                <text:p text:style-name="P7"><text:span text:style-name="T4">$ git push origin –tags (enviáia todos los tags) </text:span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5M51S</meta:editing-duration>
    <meta:editing-cycles>98</meta:editing-cycles>
    <meta:generator>LibreOffice/4.3.2.2$Windows_x86 LibreOffice_project/edfb5295ba211bd31ad47d0bad0118690f76407d</meta:generator>
    <dc:date>2015-01-07T14:16:58.921000000</dc:date>
    <meta:document-statistic meta:object-count="228"/>
  </office:meta>
</office:document-meta>
</file>